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7CC000000ECE8DA000A14BD591D.png" manifest:media-type="image/png"/>
  <manifest:file-entry manifest:full-path="Pictures/1000000100000C4F000001386A7CED9E61E11B3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8000" loext:opacity="100%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Normal">
      <style:paragraph-properties fo:line-height="115%" fo:text-align="justify" style:justify-single-word="false"/>
    </style:style>
    <style:style style:name="P4" style:family="paragraph" style:parent-style-name="Normal">
      <style:paragraph-properties fo:line-height="115%" fo:text-align="justify" style:justify-single-word="false"/>
      <style:text-properties fo:background-color="#ffff00"/>
    </style:style>
    <style:style style:name="P5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color="#008000" loext:opacity="100%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8000" loext:opacity="100%" fo:font-size="14pt" fo:font-weight="bold" officeooo:rsid="000cfb7a" style:font-size-asian="14pt" style:font-weight-asian="bold" style:font-size-complex="14pt" style:font-weight-complex="bold"/>
    </style:style>
    <style:style style:name="T3" style:family="text">
      <style:text-properties fo:background-color="#ffff00" loext:char-shading-value="0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1" text:anchor-type="paragraph" svg:x="2.028cm" svg:y="0.427cm" svg:width="16.9cm" style:rel-width="scale" svg:height="1.998cm" style:rel-height="scale" draw:z-index="2"><draw:image xlink:href="Pictures/10000001000007CC000000ECE8DA000A14BD591D.png" xlink:type="simple" xlink:show="embed" xlink:actuate="onLoad" draw:mime-type="image/png"/></draw:frame></text:p>
      <text:p text:style-name="P1"/>
      <text:p text:style-name="P2"><text:span text:style-name="Fonte_20_parág._20_padrão"><text:span text:style-name="T1">1ª Semana – QUESTIONARIO 01 – PÓS - AULA 0</text:span></text:span><text:span text:style-name="Fonte_20_parág._20_padrão"><text:span text:style-name="T2">2</text:span></text:span></text:p>
      <text:p text:style-name="P2"/>
      <text:p text:style-name="P3">1. Qual biblioteca Python é mais utilizada para comunicação com leitores RFID via USB no Raspberry Pi?</text:p>
      <text:p text:style-name="P3"/>
      <text:p text:style-name="P3">(a) pigpio</text:p>
      <text:p text:style-name="P3">(<text:span text:style-name="T3">b) MFRC522</text:span></text:p>
      <text:p text:style-name="P3">(c) RPi.GPIO</text:p>
      <text:p text:style-name="P3">(d) pyserial</text:p>
      <text:p text:style-name="P3">(e) wiringpi</text:p>
      <text:p text:style-name="P3"/>
      <text:p text:style-name="P3">2. Qual tipo de tag RFID é mais comum para projetos com Raspberry Pi devido ao seu baixo custo e alcance de leitura?</text:p>
      <text:p text:style-name="P3"/>
      <text:p text:style-name="P3">(a) UHF</text:p>
      <text:p text:style-name="P3">(b) HF</text:p>
      <text:p text:style-name="P4">(c) LF</text:p>
      <text:p text:style-name="P3">(d) NFC</text:p>
      <text:p text:style-name="P3">(e) EPC</text:p>
      <text:p text:style-name="P3"/>
      <text:p text:style-name="P3">3. Qual comando no Raspberry Pi permite listar os dispositivos USB conectados, incluindo leitores RFID?</text:p>
      <text:p text:style-name="P3"/>
      <text:p text:style-name="P4">(a) lsusb</text:p>
      <text:p text:style-name="P3">(b) ls</text:p>
      <text:p text:style-name="P3">(c) df</text:p>
      <text:p text:style-name="P3">(d) ps</text:p>
      <text:p text:style-name="P3">(e) top</text:p>
      <text:p text:style-name="P3"/>
      <text:p text:style-name="P3">4. Qual módulo do Raspberry Pi é responsável pela comunicação com interfaces GPIO, como botões e LEDs, e pode ser utilizado para controlar leitores RFID com interface SPI?</text:p>
      <text:p text:style-name="P3"/>
      <text:p text:style-name="P3">(a) SPI</text:p>
      <text:p text:style-name="P3">(b) I²C</text:p>
      <text:p text:style-name="P3">(c) UART</text:p>
      <text:p text:style-name="P4">(d) GPIO</text:p>
      <text:p text:style-name="P3">(e) USB</text:p>
      <text:p text:style-name="P3"/>
      <text:p text:style-name="P3">5. Qual a finalidade do arquivo config.txt no Raspberry Pi para configurar o módulo SPI e habilitar a comunicação com leitores RFID?</text:p>
      <text:p text:style-name="P3"/>
      <text:p text:style-name="P3">(a) Armazenar configurações de rede</text:p>
      <text:p text:style-name="P3">(b) Gerenciar usuários e grupos</text:p>
      <text:p text:style-name="P4"><text:soft-page-break/>(c) Definir opções de inicialização do sistema</text:p>
      <text:p text:style-name="P3">(d) Controlar o acesso à interface gráfica</text:p>
      <text:p text:style-name="P3">(e) Atualizar o firmware do Raspberry Pi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/>
      </style:header>
      <style:footer>
        <text:p text:style-name="Footer"><draw:frame draw:style-name="Mfr1" draw:name="figuras1" text:anchor-type="paragraph" svg:x="0cm" svg:y="-0.411cm" svg:width="17cm" style:rel-width="scale" svg:height="1.683cm" style:rel-height="scale" draw:z-index="1"><draw:image xlink:href="Pictures/1000000100000C4F000001386A7CED9E61E11B3E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Jordânia</meta:initial-creator>
    <meta:creation-date>2014-03-23T22:52:00Z</meta:creation-date>
    <dc:date>2024-09-10T08:26:15.751261286</dc:date>
    <meta:print-date>2016-04-29T20:39:00Z</meta:print-date>
    <meta:editing-cycles>38</meta:editing-cycles>
    <meta:editing-duration>PT1H15M15S</meta:editing-duration>
    <meta:document-statistic meta:table-count="0" meta:image-count="2" meta:object-count="0" meta:page-count="2" meta:paragraph-count="31" meta:word-count="186" meta:character-count="1022" meta:non-whitespace-character-count="867"/>
    <meta:template xlink:type="simple" xlink:actuate="onRequest" xlink:title="" xlink:href="Normal"/>
  </office:meta>
</office:document-meta>
</file>